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8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uchu Święty!</text:span><text:span text:style-name="T1"><text:line-break/></text:span><text:span text:style-name="T1">Duchu Święty! /x2</text:span><text:span text:style-name="T1"><text:line-break/></text:span><text:span text:style-name="T1"><text:line-break/></text:span><text:span text:style-name="T1">O przyjdź i rozpal nas</text:span><text:span text:style-name="T1"><text:line-break/></text:span><text:span text:style-name="T1">i ulecz nas,</text:span><text:span text:style-name="T1"><text:line-break/></text:span><text:span text:style-name="T1">miłość nam daj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!</text:span><text:span text:style-name="T1"><text:line-break/></text:span><text:span text:style-name="T1">Duchu Święty! /x2</text:span><text:span text:style-name="T1"><text:line-break/></text:span><text:span text:style-name="T1"><text:line-break/></text:span><text:span text:style-name="T1">O przyjdź napełnij nas</text:span><text:span text:style-name="T1"><text:line-break/></text:span><text:span text:style-name="T1">rozraduj nas,</text:span><text:span text:style-name="T1"><text:line-break/></text:span><text:span text:style-name="T1">miłość nam daj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!</text:span><text:span text:style-name="T1"><text:line-break/></text:span><text:span text:style-name="T1">Duchu Święty! /x2</text:span><text:span text:style-name="T1"><text:line-break/></text:span><text:span text:style-name="T1"><text:line-break/></text:span><text:span text:style-name="T1">O przyjdź i utul nas</text:span><text:span text:style-name="T1"><text:line-break/></text:span><text:span text:style-name="T1">rozkochaj nas,</text:span><text:span text:style-name="T1"><text:line-break/></text:span><text:span text:style-name="T1">miłość nam daj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7T17:22:58</meta:creation-date>
    <dc:date>2013-04-16T19:00:35.49</dc:date>
    <dc:language>pl-PL</dc:language>
    <meta:editing-cycles>8</meta:editing-cycles>
    <meta:editing-duration>PT16M50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